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2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3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4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72d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1">Finalisation diagramme de séquence «Réaliser une ronde»</text:p>
      <text:p text:style-name="P22">Diagramme d’état sur le déroulement de la ronde</text:p>
      <text:p text:style-name="P22"/>
      <text:p text:style-name="P20">Mardi 09 février :</text:p>
      <text:p text:style-name="P25">Mise à jour du diagramme de Gantt commun</text:p>
      <text:p text:style-name="P26">Recherches qml et C++</text:p>
      <text:p text:style-name="P26"/>
      <text:p text:style-name="P28">Mercredi 10 février :</text:p>
      <text:p text:style-name="P27">Finalisation du dossier</text:p>
      <text:p text:style-name="P24"><text:tab/><text:span text:style-name="T2">A faire :</text:span></text:p>
      <text:p text:style-name="P23">Faire des essais d’IHM pour l’appli mobile</text:p>
      <text:p text:style-name="P23">Chercher comment avoir accès à la BDD sqlite <text:span text:style-name="T3">en C++ et faire la liaison avec QML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0T11:01:33.893098353</dc:date>
    <meta:editing-duration>PT8H52M16S</meta:editing-duration>
    <meta:editing-cycles>24</meta:editing-cycles>
    <meta:generator>LibreOffice/6.3.5.2$Linux_X86_64 LibreOffice_project/30$Build-2</meta:generator>
    <meta:document-statistic meta:table-count="0" meta:image-count="0" meta:object-count="0" meta:page-count="1" meta:paragraph-count="32" meta:word-count="167" meta:character-count="1054" meta:non-whitespace-character-count="918"/>
  </office:meta>
</office:document-meta>
</file>